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ntrolImplementation.initCli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Implementation.getControlFie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ControlImplementation.initSuperCla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tControlImplementation.initVersion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Implementation.getField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ControlImplementation.isSerializ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tControlImplementation.enforceVersionSupporte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ControlImplementation.getControlInterfa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tControlImplementation.getGenera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mplementation.hasContr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mplementation.initContex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Implementation.initControl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Implementation.get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mplementation.initEventAdaptors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AptControlImplementation.has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mplementation.AptControlImplementation( Declaration decl , TwoPhaseAnnotationProcessor 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ptControlImplementation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mplementation.getCheck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Implementation.getGenerate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mplementation.getVersio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mplementation.getCl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Implementation.hasCl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